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166" officeooo:paragraph-rsid="0004d166"/>
    </style:style>
    <style:style style:name="P2" style:family="paragraph" style:parent-style-name="Standard">
      <style:text-properties officeooo:rsid="0004d166" officeooo:paragraph-rsid="0004d166"/>
    </style:style>
    <style:style style:name="P3" style:family="paragraph" style:parent-style-name="Standard">
      <style:text-properties officeooo:rsid="000614dd" officeooo:paragraph-rsid="000614dd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614dd" officeooo:paragraph-rsid="00061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javascript.info/map-set" text:style-name="Internet_20_link" text:visited-style-name="Visited_20_Internet_20_Link">https://javascript.info/map-set</text:a></text:p>
      <text:p text:style-name="Standard"><text:a xlink:type="simple" xlink:href="https://www.geeksforgeeks.org/implement-a-stack-using-singly-linked-list/" text:style-name="Internet_20_link" text:visited-style-name="Visited_20_Internet_20_Link">https://www.geeksforgeeks.org/implement-a-stack-using-singly-linked-list/</text:a></text:p>
      <text:p text:style-name="Standard"><text:a xlink:type="simple" xlink:href="https://www.w3resource.com/javascript-exercises/javascript-array-exercise-21.php" text:style-name="Internet_20_link" text:visited-style-name="Visited_20_Internet_20_Link">https://www.w3resource.com/javascript-exercises/javascript-array-exercise-21.php</text:a></text:p>
      <text:p text:style-name="Standard"/>
      <text:p text:style-name="Standard"><text:a xlink:type="simple" xlink:href="https://css-tricks.com/snippets/css/a-guide-to-flexbox/" text:style-name="Internet_20_link" text:visited-style-name="Visited_20_Internet_20_Link">https://css-tricks.com/snippets/css/a-guide-to-flexbox/</text:a></text:p>
      <text:p text:style-name="Standard"/>
      <text:p text:style-name="P1">React Interview Question </text:p>
      <text:p text:style-name="P1"><text:a xlink:type="simple" xlink:href="https://github.com/sudheerj/reactjs-interview-questions" text:style-name="Internet_20_link" text:visited-style-name="Visited_20_Internet_20_Link">https://github.com/sudheerj/reactjs-interview-questions</text:a></text:p>
      <text:p text:style-name="P1"/>
      <text:p text:style-name="P1"/>
      <text:p text:style-name="P3">controlled component</text:p>
      <text:p text:style-name="P3">uncontrolled component</text:p>
      <text:p text:style-name="P3"/>
      <text:p text:style-name="P4">em - parent rem - root % - parent vh/vw - screen siz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0:32:08.659737294</meta:creation-date>
    <dc:date>2021-11-11T00:05:32.261343894</dc:date>
    <meta:editing-duration>PT20H41M3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5" meta:character-count="414" meta:non-whitespace-character-count="397"/>
  </office:meta>
</office:document-meta>
</file>